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 office:value-type="string">
            <text:p>Woah! Sorry, luvs!</text:p>
          </table:table-cell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 office:value-type="string">
            <text:p>The rail cars are under their daily
maintenance roight now! If you lot fancy goin'
over the mountain, yer'll 'ave to go on foot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6T16:23:56+01:00</meta:creation-date>
    <dc:date>2020-02-16T16:2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